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dddddd"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/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4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8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3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1:06:36.6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1:11:46.541000000</dc:date>
    <meta:editing-duration>P1DT2H56M12S</meta:editing-duration>
    <meta:editing-cycles>521</meta:editing-cycles>
    <meta:document-statistic meta:table-count="1" meta:cell-count="29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Year
		'
		current_year = Year( sheet.getCellByPosition( 2, current_y ).Value )
		If current_year &lt;&gt; last_year Then
		
			out_file.WriteLine( "####" &amp; " " &amp; current_year )
			
			last_year = current_year
			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